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Signal Power</text:p>
          </table:table-cell>
          <table:table-cell office:value-type="string" calcext:value-type="string">
            <text:p>Errors and Decodabilit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6.4" calcext:value-type="float">
            <text:p>-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.3" calcext:value-type="float">
            <text:p>-1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3.4" calcext:value-type="float">
            <text:p>-1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8.3" calcext:value-type="float">
            <text:p>-1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0.3" calcext:value-type="float">
            <text:p>-2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23.6" calcext:value-type="float">
            <text:p>-2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26.4" calcext:value-type="float">
            <text:p>-2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27.6" calcext:value-type="float">
            <text:p>-2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28.7" calcext:value-type="float">
            <text:p>-2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29.8" calcext:value-type="float">
            <text:p>-2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30.7" calcext:value-type="float">
            <text:p>-3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31.8" calcext:value-type="float">
            <text:p>-3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32.6" calcext:value-type="float">
            <text:p>-3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33.6" calcext:value-type="float">
            <text:p>-3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34.4" calcext:value-type="float">
            <text:p>-3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36" calcext:value-type="float">
            <text:p>-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36.7" calcext:value-type="float">
            <text:p>-3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37" calcext:value-type="float">
            <text:p>-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37.4" calcext:value-type="float">
            <text:p>-3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38.7" calcext:value-type="float">
            <text:p>-3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39.4" calcext:value-type="float">
            <text:p>-3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40.6" calcext:value-type="float">
            <text:p>-4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41.1" calcext:value-type="float">
            <text:p>-4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41.8" calcext:value-type="float">
            <text:p>-4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42.3" calcext:value-type="float">
            <text:p>-4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42.7" calcext:value-type="float">
            <text:p>-4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43.2" calcext:value-type="float">
            <text:p>-4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43.8" calcext:value-type="float">
            <text:p>-4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44.3" calcext:value-type="float">
            <text:p>-4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44.7" calcext:value-type="float">
            <text:p>-44.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45.1" calcext:value-type="float">
            <text:p>-45.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45.3" calcext:value-type="float">
            <text:p>-45.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45.5" calcext:value-type="float">
            <text:p>-45.5</text:p>
          </table:table-cell>
          <table:table-cell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16:48:13.621463594</meta:creation-date>
    <dc:date>2024-06-24T17:08:07.913376679</dc:date>
    <meta:editing-duration>PT8M16S</meta:editing-duration>
    <meta:editing-cycles>1</meta:editing-cycles>
    <meta:generator>LibreOffice/7.3.7.2$Linux_X86_64 LibreOffice_project/30$Build-2</meta:generator>
    <meta:document-statistic meta:table-count="1" meta:cell-count="117" meta:object-count="0"/>
  </office:meta>
</office:document-meta>
</file>